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256cm"/>
    </style:style>
    <style:style style:name="pr2" style:family="presentation" style:parent-style-name="Predeterminado-subtitle">
      <style:graphic-properties draw:fill-color="#ffffff" fo:min-height="13.609cm"/>
    </style:style>
    <style:style style:name="pr3" style:family="presentation" style:parent-style-name="Predeterminado-notes">
      <style:graphic-properties draw:fill-color="#ffffff" draw:auto-grow-height="true" fo:min-height="13.365cm"/>
    </style:style>
    <style:style style:name="pr4" style:family="presentation" style:parent-style-name="Predeterminado-title">
      <style:graphic-properties draw:auto-grow-height="true" fo:min-height="3.507cm"/>
    </style:style>
    <style:style style:name="pr5" style:family="presentation" style:parent-style-name="Predeterminado-outline1">
      <style:graphic-properties fo:min-height="13.609cm"/>
    </style:style>
    <style:style style:name="pr6" style:family="presentation" style:parent-style-name="Predeterminado-notes">
      <style:graphic-properties draw:fill-color="#ffffff" fo:min-height="13.114cm"/>
    </style:style>
    <style:style style:name="pr7" style:family="presentation" style:parent-style-name="Predeterminado-outline1" style:list-style-name="L3">
      <style:graphic-properties fo:min-height="13.609cm"/>
    </style:style>
    <style:style style:name="pr8" style:family="presentation" style:parent-style-name="Predeterminado-outline1" style:list-style-name="L3">
      <style:graphic-properties fo:min-height="13.609cm"/>
    </style:style>
    <style:style style:name="pr9" style:family="presentation" style:parent-style-name="Predeterminado-outline1" style:list-style-name="L3">
      <style:graphic-properties fo:min-height="13.609cm"/>
    </style:style>
    <style:style style:name="pr10" style:family="presentation" style:parent-style-name="Predeterminado-outline1" style:list-style-name="L3">
      <style:graphic-properties fo:min-height="13.609cm"/>
    </style:style>
    <style:style style:name="pr11" style:family="presentation" style:parent-style-name="Predeterminado-title">
      <style:graphic-properties fo:min-height="3.256cm" draw:shadow="hidden"/>
    </style:style>
    <style:style style:name="P1" style:family="paragraph">
      <style:text-properties fo:font-size="18pt" style:font-size-asian="18pt" style:font-size-complex="18pt"/>
    </style:style>
    <style:style style:name="P2" style:family="paragraph">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id="id2" draw:layer="layout" svg:width="25.199cm" svg:height="3.256cm" svg:x="1.4cm" svg:y="0.962cm" presentation:class="title">
          <draw:text-box>
            <text:p>TECNOLOGÍA INDUSTRIAL I</text:p>
          </draw:text-box>
        </draw:frame>
        <draw:frame presentation:style-name="pr2" draw:id="id3" draw:layer="layout" svg:width="25.199cm" svg:height="13.609cm" svg:x="1.4cm" svg:y="5.039cm" presentation:class="subtitle">
          <draw:text-box>
            <text:p>ANTONIO GÓMEZ GARCÍA</text:p>
            <text:p>1º BACHILLERATO</text:p>
            <text:p>2010-2011</text:p>
          </draw:text-box>
        </draw:frame>
        <anim:par presentation:node-type="timing-root">
          <anim:par smil:begin="id1.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draw:id="id4">
        <office:forms form:automatic-focus="false" form:apply-design-mode="false"/>
        <draw:frame presentation:style-name="pr4" draw:id="id5" draw:layer="layout" svg:width="25.199cm" svg:height="3.507cm" svg:x="1.4cm" svg:y="0.837cm" presentation:class="title">
          <draw:text-box>
            <text:p>BLOQUES TEMÁTICOS</text:p>
          </draw:text-box>
        </draw:frame>
        <draw:frame presentation:style-name="pr5" draw:id="id6" draw:layer="layout" svg:width="25.199cm" svg:height="13.859cm" svg:x="1.4cm" svg:y="4.914cm" presentation:class="outline">
          <draw:text-box>
            <text:list text:style-name="L2">
              <text:list-item>
                <text:p>BLOQUE I: RECURSOS ENERGÉTICOS</text:p>
              </text:list-item>
              <text:list-item>
                <text:p>BLOQUE II: EL PROCESO Y LOS PRODUCTOS DE LA TECNOLOGÍA</text:p>
              </text:list-item>
              <text:list-item>
                <text:p>BLOQUE III: LOS MATERIALES</text:p>
              </text:list-item>
              <text:list-item>
                <text:p>BLOQUE IV: ELEMENTOS DE MÁQUINAS Y SISTEMAS</text:p>
              </text:list-item>
              <text:list-item>
                <text:p>BLOQUE V: PROCEDIMIENTOS DE FABRICACIÓN</text:p>
              </text:list-item>
            </text:list>
          </draw:text-box>
        </draw:frame>
        <anim:par presentation:node-type="timing-root">
          <anim:par smil:begin="id4.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iterate smil:begin="0s" smil:fill="hold" presentation:node-type="on-click" presentation:preset-class="entrance" presentation:preset-id="ooo-entrance-fade-in" smil:targetElement="id6"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draw:id="id7">
        <office:forms form:automatic-focus="false" form:apply-design-mode="false"/>
        <draw:frame presentation:style-name="pr1" draw:id="id8" draw:layer="layout" svg:width="25.199cm" svg:height="3.256cm" svg:x="1.4cm" svg:y="0.962cm" presentation:class="title">
          <draw:text-box>
            <text:p>Criterios de evaluación</text:p>
          </draw:text-box>
        </draw:frame>
        <draw:frame presentation:style-name="pr7" draw:id="id9" draw:layer="layout" svg:width="25.199cm" svg:height="13.859cm" svg:x="1.4cm" svg:y="4.914cm" presentation:class="outline">
          <draw:text-box>
            <text:list text:style-name="L3">
              <text:list-item>
                <text:p>Calcular el coste energético del funcionamiento ordinario del centro y sugerir posibles alternativas de ahorro.</text:p>
              </text:list-item>
              <text:list-item>
                <text:p>Describir los materiales más habituales en su uso técnico e identificar sus propiedades y aplicaciones más características.</text:p>
              </text:list-item>
              <text:list-item>
                <text:p>Describir el probable proceso de fabricación de un producto y valorar las características de su utilización, así como las repercusiones ambientales.</text:p>
              </text:list-item>
            </text:list>
          </draw:text-box>
        </draw:frame>
        <anim:par presentation:node-type="timing-root">
          <anim:par smil:begin="id7.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plus" presentation:preset-sub-type="in">
                  <anim:set smil:begin="0s" smil:dur="0.001s" smil:fill="hold" smil:targetElement="id9" smil:attributeName="visibility" smil:to="visible"/>
                  <anim:transitionFilter smil:dur="2s" smil:targetElement="id9" smil:type="fourBoxWipe" smil:subtype="cornersIn"/>
                </anim:par>
              </anim:par>
            </anim:par>
          </anim:seq>
        </anim:par>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2T1" draw:id="id10">
        <office:forms form:automatic-focus="false" form:apply-design-mode="false"/>
        <draw:frame presentation:style-name="pr1" draw:id="id11" draw:layer="layout" svg:width="25.199cm" svg:height="3.256cm" svg:x="1.4cm" svg:y="0.962cm" presentation:class="title">
          <draw:text-box>
            <text:p>Criterios de evaluación</text:p>
          </draw:text-box>
        </draw:frame>
        <draw:frame presentation:style-name="pr8" draw:text-style-name="P1" draw:id="id12" draw:layer="layout" svg:width="25.199cm" svg:height="13.859cm" svg:x="1.4cm" svg:y="4.914cm" presentation:class="outline">
          <draw:text-box>
            <text:list text:style-name="L3">
              <text:list-header>
                <text:p>IV. Identificar los distintos elementos (estructuras, mecanismos y circuitos) que componen un producto técnico de uso común.</text:p>
                <text:p>V. Evaluar las repercusiones sobre la calidad de vida de la producción y utilización de un producto tecnológico, y analizar posibles alternativas.</text:p>
                <text:p>VI. Utilizar el vocabulario tecnológico adecuado.</text:p>
                <text:p/>
              </text:list-header>
            </text:list>
          </draw:text-box>
        </draw:frame>
        <anim:par presentation:node-type="timing-root">
          <anim:par smil:begin="id10.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iterate smil:begin="0s" smil:fill="hold" presentation:node-type="on-click" presentation:preset-class="entrance" presentation:preset-id="ooo-entrance-plus" presentation:preset-sub-type="in" smil:targetElement="id12" anim:iterate-type="by-word" anim:iterate-interval="0.2s">
                  <anim:set smil:begin="0s" smil:dur="0.001s" smil:fill="hold" smil:attributeName="visibility" smil:to="visible"/>
                  <anim:transitionFilter smil:dur="2s" smil:type="fourBoxWipe" smil:subtype="cornersIn"/>
                </anim:iterate>
              </anim:par>
            </anim:par>
          </anim:seq>
        </anim:par>
        <presentation:notes draw:style-name="dp2">
          <draw:page-thumbnail draw:style-name="gr1" draw:layer="layout" svg:width="14.848cm" svg:height="11.136cm" svg:x="3.075cm" svg:y="2.257cm" draw:page-number="4" presentation:class="page"/>
          <draw:frame presentation:style-name="pr6" draw:text-style-name="P2"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2T1" draw:id="id13">
        <office:forms form:automatic-focus="false" form:apply-design-mode="false"/>
        <draw:frame presentation:style-name="pr1" draw:id="id14" draw:layer="layout" svg:width="25.199cm" svg:height="3.256cm" svg:x="1.4cm" svg:y="0.962cm" presentation:class="title">
          <draw:text-box>
            <text:p>Criterios de evaluación</text:p>
          </draw:text-box>
        </draw:frame>
        <draw:frame presentation:style-name="pr9" draw:text-style-name="P1" draw:id="id15" draw:layer="layout" svg:width="25.199cm" svg:height="13.859cm" svg:x="1.4cm" svg:y="4.914cm" presentation:class="outline">
          <draw:text-box>
            <text:list text:style-name="L3">
              <text:list-header>
                <text:p>VII. Aportar y argumentar ideas y opiniones propias sobre los objetos técnicos y su fabricación valorando y adoptando, en su caso, ideas ajenas.</text:p>
                <text:p>VIII. Utilizar con la adecuada autonomía los medios informáticos tanto de cara a la búsqueda y selección de información como para el diseño y simulación de circuitos y sistemas.</text:p>
                <text:p/>
              </text:list-header>
            </text:list>
          </draw:text-box>
        </draw:frame>
        <anim:par presentation:node-type="timing-root">
          <anim:par smil:begin="id13.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iterate smil:begin="0s" smil:fill="hold" presentation:node-type="on-click" presentation:preset-class="entrance" presentation:preset-id="ooo-entrance-plus" presentation:preset-sub-type="in" smil:targetElement="id15" anim:iterate-type="by-word" anim:iterate-interval="0.2s">
                  <anim:set smil:begin="0s" smil:dur="0.001s" smil:fill="hold" smil:attributeName="visibility" smil:to="visible"/>
                  <anim:transitionFilter smil:dur="2s" smil:type="fourBoxWipe" smil:subtype="cornersIn"/>
                </anim:iterate>
              </anim:par>
            </anim:par>
          </anim:seq>
        </anim:par>
        <presentation:notes draw:style-name="dp2">
          <draw:page-thumbnail draw:style-name="gr1" draw:layer="layout" svg:width="14.848cm" svg:height="11.136cm" svg:x="3.075cm" svg:y="2.257cm" draw:page-number="5" presentation:class="page"/>
          <draw:frame presentation:style-name="pr6" draw:text-style-name="P2"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2T1" draw:id="id16">
        <office:forms form:automatic-focus="false" form:apply-design-mode="false"/>
        <draw:frame presentation:style-name="pr1" draw:id="id17" draw:layer="layout" svg:width="25.199cm" svg:height="3.256cm" svg:x="1.4cm" svg:y="0.962cm" presentation:class="title">
          <draw:text-box>
            <text:p>Criterios de evaluación</text:p>
          </draw:text-box>
        </draw:frame>
        <draw:frame presentation:style-name="pr10" draw:text-style-name="P1" draw:id="id18" draw:layer="layout" svg:width="25.199cm" svg:height="13.859cm" svg:x="1.4cm" svg:y="4.914cm" presentation:class="outline">
          <draw:text-box>
            <text:list text:style-name="L3">
              <text:list-header>
                <text:p>IX. Demostrar un conocimiento adecuado del entorno productivo y el tejido industrial en la comunidad a la que el alumno pertenece.</text:p>
                <text:p/>
              </text:list-header>
            </text:list>
          </draw:text-box>
        </draw:frame>
        <anim:par presentation:node-type="timing-root">
          <anim:par smil:begin="id16.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iterate smil:begin="0s" smil:fill="hold" presentation:node-type="on-click" presentation:preset-class="entrance" presentation:preset-id="ooo-entrance-plus" presentation:preset-sub-type="in" smil:targetElement="id18" anim:iterate-type="by-word" anim:iterate-interval="0.2s">
                  <anim:set smil:begin="0s" smil:dur="0.001s" smil:fill="hold" smil:attributeName="visibility" smil:to="visible"/>
                  <anim:transitionFilter smil:dur="2s" smil:type="fourBoxWipe" smil:subtype="cornersIn"/>
                </anim:iterate>
              </anim:par>
            </anim:par>
          </anim:seq>
        </anim:par>
        <presentation:notes draw:style-name="dp2">
          <draw:page-thumbnail draw:style-name="gr1" draw:layer="layout" svg:width="14.848cm" svg:height="11.136cm" svg:x="3.075cm" svg:y="2.257cm" draw:page-number="6" presentation:class="page"/>
          <draw:frame presentation:style-name="pr6" draw:text-style-name="P2"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draw:id="id19">
        <office:forms form:automatic-focus="false" form:apply-design-mode="false"/>
        <draw:frame presentation:style-name="pr1" draw:id="id20" draw:layer="layout" svg:width="25.199cm" svg:height="3.256cm" svg:x="1.4cm" svg:y="0.962cm" presentation:class="title">
          <draw:text-box>
            <text:p>CALIFICACIÓN</text:p>
          </draw:text-box>
        </draw:frame>
        <draw:frame presentation:style-name="pr5" draw:id="id21" draw:layer="layout" svg:width="25.199cm" svg:height="13.859cm" svg:x="1.4cm" svg:y="4.914cm" presentation:class="outline">
          <draw:text-box>
            <text:list text:style-name="L2">
              <text:list-item>
                <text:p>Se realizará una prueba escrita después de cada unidad.</text:p>
              </text:list-item>
              <text:list-item>
                <text:p>Se podrá proponer un trabajo sobre el tema de la unidad, que podrá alcanzar un 15% del total de la calificación</text:p>
              </text:list-item>
              <text:list-item>
                <text:p>Se podrá realizar una prueba de recuperación al final de cada bloque temático. El alumno se presentará sólo a los exámenes que haya suspendido. Aún cuando se obtenga mayor nota, en estos casos no se consignará más de un 6.</text:p>
              </text:list-item>
            </text:list>
          </draw:text-box>
        </draw:frame>
        <anim:par presentation:node-type="timing-root">
          <anim:par smil:begin="id1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transitionFilter smil:dur="2s" smil:targetElement="id20" smil:type="fade" smil:subtype="crossfade"/>
                </anim:par>
              </anim:par>
            </anim:par>
            <anim:par smil:begin="next">
              <anim:par smil:begin="0s">
                <anim:iterate smil:begin="0s" smil:fill="hold" presentation:node-type="on-click" presentation:preset-class="entrance" presentation:preset-id="ooo-entrance-appear" smil:targetElement="id21" anim:iterate-type="by-word" anim:iterate-interval="9.9E-005s">
                  <anim:set smil:begin="0s" smil:dur="0.001s" smil:fill="hold" smil:attributeName="visibility" smil:to="visible"/>
                </anim:iterate>
              </anim:par>
            </anim:par>
          </anim:seq>
        </anim:par>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draw:id="id22">
        <office:forms form:automatic-focus="false" form:apply-design-mode="false"/>
        <draw:frame presentation:style-name="pr1" draw:layer="layout" svg:width="25.199cm" svg:height="3.256cm" svg:x="1.4cm" svg:y="0.962cm" presentation:class="title">
          <draw:text-box>
            <text:p>CALIFICACIÓN</text:p>
          </draw:text-box>
        </draw:frame>
        <draw:frame presentation:style-name="pr5" draw:id="id23" draw:layer="layout" svg:width="25.199cm" svg:height="13.859cm" svg:x="1.4cm" svg:y="4.914cm" presentation:class="outline">
          <draw:text-box>
            <text:list text:style-name="L2">
              <text:list-item>
                <text:p>Las faltas de asistencia injustificadas redundarán en una reducción de la nota proporcional al nº de faltas.</text:p>
              </text:list-item>
              <text:list-item>
                <text:p>Al final de cada evaluación, la nota se calculará otorgando un 70 % del valor final de la nota a las calificaciones obtenidas en los exámenes, y un 30 % a la actitud mostrada (participación en las actividades, hábito de trabajo, utilización de medios, presentación y limpieza, normalización y simbología, puntualidad en la entrega, etc...)</text:p>
              </text:list-item>
            </text:list>
          </draw:text-box>
        </draw:frame>
        <anim:par presentation:node-type="timing-root">
          <anim:par smil:begin="id2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transitionFilter smil:dur="2s" smil:targetElement="id20" smil:type="fade" smil:subtype="crossfade"/>
                  <anim:animate smil:dur="2s" smil:fill="hold" smil:targetElement="id20" smil:attributeName="width" smil:values="0;1" smil:keyTimes="0;1" anim:formula="width*sin(2.5*pi*$)"/>
                  <anim:animate smil:dur="2s" smil:fill="hold" smil:targetElement="id20" smil:attributeName="height" smil:values="height;height" smil:keyTimes="0;1"/>
                </anim:par>
              </anim:par>
            </anim:par>
            <anim:par smil:begin="next">
              <anim:par smil:begin="0s">
                <anim:iterate smil:begin="0s" smil:fill="hold" presentation:node-type="on-click" presentation:preset-class="entrance" presentation:preset-id="ooo-entrance-appear" smil:targetElement="id23" anim:iterate-type="by-word" anim:iterate-interval="9.9E-005s">
                  <anim:set smil:begin="0s" smil:dur="0.001s" smil:fill="hold" smil:attributeName="visibility" smil:to="visible"/>
                </anim:iterate>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draw:id="id24">
        <office:forms form:automatic-focus="false" form:apply-design-mode="false"/>
        <draw:frame presentation:style-name="pr1" draw:layer="layout" svg:width="25.199cm" svg:height="3.256cm" svg:x="1.4cm" svg:y="0.962cm" presentation:class="title">
          <draw:text-box>
            <text:p>CALIFICACIÓN</text:p>
          </draw:text-box>
        </draw:frame>
        <draw:frame presentation:style-name="pr5" draw:id="id25" draw:layer="layout" svg:width="25.199cm" svg:height="13.859cm" svg:x="1.4cm" svg:y="4.914cm" presentation:class="outline">
          <draw:text-box>
            <text:list text:style-name="L2">
              <text:list-item>
                <text:p>Para hacer media, la nota mínima en ambos apartados deberá alcanzar o superar el 3.</text:p>
              </text:list-item>
              <text:list-item>
                <text:p>Los alumnos que no hayan superado una evaluación podrán recuperarla en un examen de recuperación que se realizará en la siguiente evaluación, excepto en el caso de la tercera evaluación, que se hará inmediatamente después de acabar ésta. La nota máxima será de 5 puntos.</text:p>
              </text:list-item>
            </text:list>
          </draw:text-box>
        </draw:frame>
        <anim:par presentation:node-type="timing-root">
          <anim:par smil:begin="id2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transitionFilter smil:dur="2s" smil:targetElement="id20" smil:type="fade" smil:subtype="crossfade"/>
                </anim:par>
              </anim:par>
            </anim:par>
            <anim:par smil:begin="next">
              <anim:par smil:begin="0s">
                <anim:iterate smil:begin="0s" smil:fill="hold" presentation:node-type="on-click" presentation:preset-class="entrance" presentation:preset-id="ooo-entrance-fade-in" smil:targetElement="id25" anim:iterate-type="by-word" anim:iterate-interval="9.9E-005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draw:id="id26">
        <office:forms form:automatic-focus="false" form:apply-design-mode="false"/>
        <draw:frame presentation:style-name="pr1" draw:layer="layout" svg:width="25.199cm" svg:height="3.256cm" svg:x="1.4cm" svg:y="0.962cm" presentation:class="title">
          <draw:text-box>
            <text:p>CALIFICACIÓN</text:p>
          </draw:text-box>
        </draw:frame>
        <draw:frame presentation:style-name="pr5" draw:id="id27" draw:layer="layout" svg:width="25.199cm" svg:height="13.859cm" svg:x="1.4cm" svg:y="4.914cm" presentation:class="outline">
          <draw:text-box>
            <text:list text:style-name="L2">
              <text:list-item>
                <text:p>El alumno que no supere la materia en junio podrá recuperarla en septiembre , previa entrega del conjunto de ejercicios y actividades que le proponga el profesor. La nota máxima será de 5 puntos.</text:p>
              </text:list-item>
            </text:list>
          </draw:text-box>
        </draw:frame>
        <anim:par presentation:node-type="timing-root">
          <anim:par smil:begin="id2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animate smil:dur="0.5s" smil:fill="hold" smil:targetElement="id20" smil:attributeName="x" smil:values="0-width/2;x" smil:keyTimes="0;1"/>
                  <anim:animate smil:dur="0.5s" smil:fill="hold" smil:targetElement="id20" smil:attributeName="y" smil:values="1+height/2;y" smil:keyTimes="0;1"/>
                </anim:par>
              </anim:par>
            </anim:par>
            <anim:par smil:begin="next">
              <anim:par smil:begin="0s">
                <anim:iterate smil:begin="0s" smil:fill="hold" presentation:node-type="on-click" presentation:preset-class="entrance" presentation:preset-id="ooo-entrance-fade-in" smil:targetElement="id27" anim:iterate-type="by-word" anim:iterate-interval="9.9E-005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draw:id="id28">
        <office:forms form:automatic-focus="false" form:apply-design-mode="false"/>
        <draw:frame presentation:style-name="pr11" draw:layer="layout" svg:width="25.199cm" svg:height="3.473cm" svg:x="1.4cm" svg:y="0.854cm" presentation:class="title" presentation:user-transformed="true">
          <draw:text-box>
            <text:p>PLANIFICACIÓN DE CONTENIDOS: 1º TRIMESTRE</text:p>
          </draw:text-box>
        </draw:frame>
        <draw:frame presentation:style-name="pr5" draw:id="id29" draw:layer="layout" svg:width="25.199cm" svg:height="13.859cm" svg:x="1.4cm" svg:y="4.914cm" presentation:class="outline">
          <draw:text-box>
            <text:list text:style-name="L2">
              <text:list-item>
                <text:p>BLOQUE TEMÁTICO I: RECURSOS ENERGÉTICOS</text:p>
                <text:list>
                  <text:list-item>
                    <text:p>UNIDAD 1: LA ENERGÍA</text:p>
                  </text:list-item>
                  <text:list-item>
                    <text:p>UNIDAD 2: COMBUSTIBLES FÓSILES</text:p>
                  </text:list-item>
                  <text:list-item>
                    <text:p>UNIDAD 3: ENERGÍA NUCLEAR</text:p>
                  </text:list-item>
                  <text:list-item>
                    <text:p>UNIDAD 4: ENERGÍA HIDRÁULICA</text:p>
                  </text:list-item>
                  <text:list-item>
                    <text:p>UNIDAD 5: ENERGÍAS ALTERNATIVAS</text:p>
                  </text:list-item>
                  <text:list-item>
                    <text:p>UNIDAD 6: CONSUMO Y AHORRO DE ENERGÍA</text:p>
                  </text:list-item>
                </text:list>
              </text:list-item>
            </text:list>
          </draw:text-box>
        </draw:frame>
        <anim:par presentation:node-type="timing-root">
          <anim:par smil:begin="id2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par>
              </anim:par>
            </anim:par>
            <anim:par smil:begin="next">
              <anim:par smil:begin="0s">
                <anim:iterate smil:begin="0s" smil:fill="hold" presentation:node-type="on-click" presentation:preset-class="entrance" presentation:preset-id="ooo-entrance-fade-in" smil:targetElement="id29"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draw:id="id30">
        <office:forms form:automatic-focus="false" form:apply-design-mode="false"/>
        <draw:frame presentation:style-name="pr1" draw:layer="layout" svg:width="25.199cm" svg:height="3.473cm" svg:x="1.4cm" svg:y="0.854cm" presentation:class="title" presentation:user-transformed="true">
          <draw:text-box>
            <text:p>PLANIFICACIÓN DE CONTENIDOS: 1º TRIMESTRE</text:p>
          </draw:text-box>
        </draw:frame>
        <draw:frame presentation:style-name="pr5" draw:id="id31" draw:layer="layout" svg:width="25.199cm" svg:height="13.859cm" svg:x="1.4cm" svg:y="4.914cm" presentation:class="outline">
          <draw:text-box>
            <text:list text:style-name="L2">
              <text:list-item>
                <text:p>BLOQUE TEMÁTICO II: EL PROCESO Y LOS PRODUCTOS DE LA TECNOLOGÍA</text:p>
                <text:list>
                  <text:list-item>
                    <text:p>UNIDAD 7. EL MERCADO</text:p>
                  </text:list-item>
                  <text:list-item>
                    <text:p>UNIDAD 8. EL PROCESO PRODUCTIVO</text:p>
                  </text:list-item>
                  <text:list-item>
                    <text:p>UNIDAD 9. MARKETING</text:p>
                  </text:list-item>
                  <text:list-item>
                    <text:p>UNIDAD 10. CONTROL DE CALIDAD</text:p>
                  </text:list-item>
                </text:list>
              </text:list-item>
            </text:list>
          </draw:text-box>
        </draw:frame>
        <anim:par presentation:node-type="timing-root">
          <anim:par smil:begin="id3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par>
              </anim:par>
            </anim:par>
            <anim:par smil:begin="next">
              <anim:par smil:begin="0s">
                <anim:iterate smil:begin="0s" smil:fill="hold" presentation:node-type="on-click" presentation:preset-class="entrance" presentation:preset-id="ooo-entrance-fade-in" smil:targetElement="id31"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draw:id="id32">
        <office:forms form:automatic-focus="false" form:apply-design-mode="false"/>
        <draw:frame presentation:style-name="pr1" draw:layer="layout" svg:width="25.199cm" svg:height="3.473cm" svg:x="1.4cm" svg:y="0.854cm" presentation:class="title" presentation:user-transformed="true">
          <draw:text-box>
            <text:p>PLANIFICACIÓN DE CONTENIDOS: 2º TRIMESTRE</text:p>
          </draw:text-box>
        </draw:frame>
        <draw:frame presentation:style-name="pr5" draw:id="id33" draw:layer="layout" svg:width="25.199cm" svg:height="13.859cm" svg:x="1.4cm" svg:y="4.914cm" presentation:class="outline">
          <draw:text-box>
            <text:list text:style-name="L2">
              <text:list-item>
                <text:p>BLOQUE TEMÁTICO III: LOS MATERIALES</text:p>
                <text:list>
                  <text:list-item>
                    <text:p>UNIDAD 11: PROPIEDADES DE LOS MATERIALES</text:p>
                  </text:list-item>
                  <text:list-item>
                    <text:p>UNIDAD 12: METALES FERROSOS</text:p>
                  </text:list-item>
                  <text:list-item>
                    <text:p>UNIDAD 13: METALES NO FERROSOS</text:p>
                  </text:list-item>
                  <text:list-item>
                    <text:p>UNIDAD 14: MATERIALES DE CONSTRUCCIÓN</text:p>
                  </text:list-item>
                  <text:list-item>
                    <text:p>UNIDAD 15: LA MADERA</text:p>
                  </text:list-item>
                  <text:list-item>
                    <text:p>UNIDAD 16: MATERIALES PLÁSTICOS</text:p>
                  </text:list-item>
                  <text:list-item>
                    <text:p>UNIDAD 17: FIBRAS TEXTILES</text:p>
                  </text:list-item>
                </text:list>
              </text:list-item>
            </text:list>
          </draw:text-box>
        </draw:frame>
        <anim:par presentation:node-type="timing-root">
          <anim:par smil:begin="id3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transitionFilter smil:dur="2s" smil:targetElement="id20" smil:type="fade" smil:subtype="crossfade"/>
                  <anim:animate smil:dur="2s" smil:fill="hold" smil:targetElement="id20" smil:attributeName="width" smil:values="0;1" smil:keyTimes="0;1" anim:formula="width*sin(2.5*pi*$)"/>
                  <anim:animate smil:dur="2s" smil:fill="hold" smil:targetElement="id20" smil:attributeName="height" smil:values="height;height" smil:keyTimes="0;1"/>
                </anim:par>
              </anim:par>
            </anim:par>
            <anim:par smil:begin="next">
              <anim:par smil:begin="0s">
                <anim:iterate smil:begin="0s" smil:fill="hold" presentation:node-type="on-click" presentation:preset-class="entrance" presentation:preset-id="ooo-entrance-fade-in" smil:targetElement="id33"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2T1" draw:id="id34">
        <office:forms form:automatic-focus="false" form:apply-design-mode="false"/>
        <draw:frame presentation:style-name="pr1" draw:layer="layout" svg:width="25.199cm" svg:height="3.473cm" svg:x="1.4cm" svg:y="0.854cm" presentation:class="title" presentation:user-transformed="true">
          <draw:text-box>
            <text:p>PLANIFICACIÓN DE CONTENIDOS: 2º TRIMESTRE</text:p>
          </draw:text-box>
        </draw:frame>
        <draw:frame presentation:style-name="pr5" draw:id="id35" draw:layer="layout" svg:width="25.199cm" svg:height="13.859cm" svg:x="1.4cm" svg:y="4.914cm" presentation:class="outline">
          <draw:text-box>
            <text:list text:style-name="L2">
              <text:list-item>
                <text:p>BLOQUE TEMÁTICO IV: ELEMENTOS DE MÁQUINAS Y SISTEMAS</text:p>
                <text:list>
                  <text:list-item>
                    <text:p>UNIDAD 18. ELEMENTOS DE MÁQUINAS Y SISTEMAS</text:p>
                  </text:list-item>
                </text:list>
              </text:list-item>
            </text:list>
          </draw:text-box>
        </draw:frame>
        <anim:par presentation:node-type="timing-root">
          <anim:par smil:begin="id3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transitionFilter smil:dur="2s" smil:targetElement="id20" smil:type="fade" smil:subtype="crossfade"/>
                  <anim:animate smil:dur="2s" smil:fill="hold" smil:targetElement="id20" smil:attributeName="width" smil:values="0;1" smil:keyTimes="0;1" anim:formula="width*sin(2.5*pi*$)"/>
                  <anim:animate smil:dur="2s" smil:fill="hold" smil:targetElement="id20" smil:attributeName="height" smil:values="height;height" smil:keyTimes="0;1"/>
                </anim:par>
              </anim:par>
            </anim:par>
            <anim:par smil:begin="next">
              <anim:par smil:begin="0s">
                <anim:iterate smil:begin="0s" smil:fill="hold" presentation:node-type="on-click" presentation:preset-class="entrance" presentation:preset-id="ooo-entrance-fade-in" smil:targetElement="id35"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2T1" draw:id="id36">
        <office:forms form:automatic-focus="false" form:apply-design-mode="false"/>
        <draw:frame presentation:style-name="pr1" draw:layer="layout" svg:width="25.199cm" svg:height="3.473cm" svg:x="1.4cm" svg:y="0.854cm" presentation:class="title" presentation:user-transformed="true">
          <draw:text-box>
            <text:p>PLANIFICACIÓN DE CONTENIDOS: 3º TRIMESTRE</text:p>
          </draw:text-box>
        </draw:frame>
        <draw:frame presentation:style-name="pr5" draw:id="id37" draw:layer="layout" svg:width="25.199cm" svg:height="13.859cm" svg:x="1.4cm" svg:y="4.914cm" presentation:class="outline">
          <draw:text-box>
            <text:list text:style-name="L2">
              <text:list-item>
                <text:p>BLOQUE TEMÁTICO IV: ELEMENTOS DE MÁQUINAS Y SISTEMAS</text:p>
                <text:list>
                  <text:list-item>
                    <text:p>UNIDAD 19. CIRCUITOS ELÉCTRICOS</text:p>
                  </text:list-item>
                  <text:list-item>
                    <text:p>UNIDAD 20. CIRCUITOS HIDRÁULICOS Y NEUMÁTICOS</text:p>
                  </text:list-item>
                </text:list>
              </text:list-item>
            </text:list>
          </draw:text-box>
        </draw:frame>
        <anim:par presentation:node-type="timing-root">
          <anim:par smil:begin="id3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par>
              </anim:par>
            </anim:par>
            <anim:par smil:begin="next">
              <anim:par smil:begin="0s">
                <anim:iterate smil:begin="0s" smil:fill="hold" presentation:node-type="on-click" presentation:preset-class="entrance" presentation:preset-id="ooo-entrance-fade-in" smil:targetElement="id37"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Predeterminado" presentation:presentation-page-layout-name="AL2T1" draw:id="id38">
        <office:forms form:automatic-focus="false" form:apply-design-mode="false"/>
        <draw:frame presentation:style-name="pr1" draw:layer="layout" svg:width="25.199cm" svg:height="3.473cm" svg:x="1.4cm" svg:y="0.854cm" presentation:class="title" presentation:user-transformed="true">
          <draw:text-box>
            <text:p>PLANIFICACIÓN DE CONTENIDOS: 3º TRIMESTRE</text:p>
          </draw:text-box>
        </draw:frame>
        <draw:frame presentation:style-name="pr5" draw:id="id39" draw:layer="layout" svg:width="25.199cm" svg:height="13.859cm" svg:x="1.4cm" svg:y="4.914cm" presentation:class="outline">
          <draw:text-box>
            <text:list text:style-name="L2">
              <text:list-item>
                <text:p>BLOQUE TEMÁTICO V: PROCEDIMIENTOS DE FABRICACIÓN</text:p>
                <text:list>
                  <text:list-item>
                    <text:p>UNIDAD 21. CONFORMACIÓN POR MOLDEO</text:p>
                  </text:list-item>
                  <text:list-item>
                    <text:p>UNIDAD 22. CONFORMACIÓN POR DEFORMACIÓN</text:p>
                  </text:list-item>
                  <text:list-item>
                    <text:p>UNIDAD 23. CONFORMACIÓN POR ARRANQUE DE MATERIAL.</text:p>
                  </text:list-item>
                  <text:list-item>
                    <text:p>UNIDAD 24. UNIÓN ENTRE PIEZAS</text:p>
                  </text:list-item>
                  <text:list-item>
                    <text:p>UNIDAD 25. SALUD Y SEGURIDAD EN EL TRABAJO.</text:p>
                  </text:list-item>
                </text:list>
              </text:list-item>
            </text:list>
          </draw:text-box>
        </draw:frame>
        <anim:par presentation:node-type="timing-root">
          <anim:par smil:begin="id3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transitionFilter smil:dur="2s" smil:targetElement="id20" smil:type="fade" smil:subtype="crossfade"/>
                  <anim:animate smil:dur="2s" smil:fill="hold" smil:targetElement="id20" smil:attributeName="width" smil:values="0;1" smil:keyTimes="0;1" anim:formula="width*sin(2.5*pi*$)"/>
                  <anim:animate smil:dur="2s" smil:fill="hold" smil:targetElement="id20" smil:attributeName="height" smil:values="height;height" smil:keyTimes="0;1"/>
                </anim:par>
              </anim:par>
            </anim:par>
            <anim:par smil:begin="next">
              <anim:par smil:begin="0s">
                <anim:iterate smil:begin="0s" smil:fill="hold" presentation:node-type="on-click" presentation:preset-class="entrance" presentation:preset-id="ooo-entrance-fade-in" smil:targetElement="id39"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Linear_20_blue_2f_white" draw:display-name="Linear blue/white" draw:style="linear" draw:start-color="#000080" draw:end-color="#ffffff" draw:start-intensity="100%" draw:end-intensity="100%" draw:angle="4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gradient-name="Linear_20_blue_2f_white" draw:fill-image-width="0cm" draw:fill-image-height="0cm"/>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Linear_20_blue_2f_whit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 </meta:initial-creator>
    <meta:creation-date>2009-09-15T17:28:07</meta:creation-date>
    <meta:editing-duration>PT00H47M57S</meta:editing-duration>
    <meta:editing-cycles>8</meta:editing-cycles>
    <dc:date>2010-09-14T10:51:30</dc:date>
    <dc:creator>antonio </dc:creator>
    <meta:generator>OpenOffice.org/3.2$Linux OpenOffice.org_project/320m12$Build-9483</meta:generator>
    <meta:document-statistic meta:object-count="85"/>
  </office:meta>
</office:document-meta>
</file>